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Standard">
      <style:paragraph-properties fo:margin-left="0.4925in" fo:margin-right="0in" fo:text-indent="0in" style:auto-text-indent="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9846in" fo:margin-right="0in" fo:text-indent="0in" style:auto-text-indent="false"/>
    </style:style>
    <style:style style:name="P5" style:family="paragraph" style:parent-style-name="Standard" style:list-style-name="L5"/>
    <style:style style:name="P6" style:family="paragraph" style:parent-style-name="Standard" style:list-style-name="L3">
      <style:paragraph-properties fo:margin-left="0in" fo:margin-right="0in" fo:text-indent="0in" style:auto-text-indent="fals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5"/>
    <style:style style:name="P11" style:family="paragraph" style:parent-style-name="Text_20_body" style:list-style-name="L4">
      <style:paragraph-properties fo:margin-left="0in" fo:margin-right="0in" fo:text-indent="0in" style:auto-text-indent="false"/>
    </style:style>
    <style:style style:name="P12" style:family="paragraph" style:parent-style-name="Text_20_body" style:list-style-name="L3">
      <style:paragraph-properties fo:margin-left="0in" fo:margin-right="0in" fo:text-indent="0in" style:auto-text-indent="false"/>
    </style:style>
    <style:style style:name="P13" style:family="paragraph" style:parent-style-name="Text_20_body" style:list-style-name="L6">
      <style:paragraph-properties fo:margin-left="0.4925in" fo:margin-right="0in" fo:text-indent="0in" style:auto-text-indent="false"/>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75in" text:min-label-width="0.25in"/>
        <style:text-properties style:font-name="StarSymbol"/>
      </text:list-level-style-bullet>
      <text:list-level-style-bullet text:level="8" text:style-name="Bullet_20_Symbols" style:num-suffix="." text:bullet-char="○">
        <style:list-level-properties text:space-before="3.25in" text:min-label-width="0.25in"/>
        <style:text-properties style:font-name="StarSymbol"/>
      </text:list-level-style-bullet>
      <text:list-level-style-bullet text:level="9" text:style-name="Bullet_20_Symbols" style:num-suffix="." text:bullet-char="■">
        <style:list-level-properties text:space-before="3.75in" text:min-label-width="0.25in"/>
        <style:text-properties style:font-name="StarSymbol"/>
      </text:list-level-style-bullet>
      <text:list-level-style-bullet text:level="10" text:style-name="Bullet_20_Symbols" style:num-suffix="." text:bullet-char="●">
        <style:list-level-properties text:space-before="4.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ule 3 Demo 3: Using -verbose:gc</text:h>
      <text:p text:style-name="Text_20_body">This demo obtains and interprets GC output produced by the -verbose:gc option of the java command.</text:p>
      <text:p text:style-name="Text_20_body">Slide id: 96</text:p>
      <text:h text:style-name="Heading_20_3" text:outline-level="3">Required Software</text:h>
      <text:list text:style-name="L1">
        <text:list-item>
          <text:p text:style-name="P7">Any OS</text:p>
        </text:list-item>
        <text:list-item>
          <text:p text:style-name="P7">JDK 1.5 or higher</text:p>
        </text:list-item>
      </text:list>
      <text:list text:style-name="L1">
        <text:list-item text:start-value="1">
          <text:p text:style-name="P7">Java2Demo </text:p>
        </text:list-item>
      </text:list>
      <text:p text:style-name="P1">Located in: &lt;JDK install dir&gt;/demo/jfc/Java2D/Java2Demo.jar</text:p>
      <text:h text:style-name="Heading_20_3" text:outline-level="3">Objective</text:h>
      <text:list text:style-name="L2">
        <text:list-item>
          <text:p text:style-name="P8">Use the -verbose:gc option of the java command to obtain GC output.</text:p>
        </text:list-item>
        <text:list-item>
          <text:p text:style-name="P8">Interpret the GC output.</text:p>
        </text:list-item>
      </text:list>
      <text:h text:style-name="Heading_20_3" text:outline-level="3">Preparations</text:h>
      <text:p text:style-name="Text_20_body">Verify and if required download and install VisualVM.</text:p>
      <text:list text:style-name="L3">
        <text:list-item>
          <text:p text:style-name="P9">Verify if you are running Java SE 5 or later. To check enter the following command on a terminal window:</text:p>
        </text:list-item>
      </text:list>
      <text:p text:style-name="P1"><text:s/>java -version</text:p>
      <text:list text:style-name="L4">
        <text:list-item>
          <text:list>
            <text:list-header>
              <text:p text:style-name="P11">If the response is: java version 1.5.0_00 or later you can bypass the next step and proceed to the Instructions subsection.</text:p>
            </text:list-header>
          </text:list>
        </text:list-item>
      </text:list>
      <text:list text:style-name="L3" text:continue-numbering="true">
        <text:list-item>
          <text:p text:style-name="P12">Download and <text:s/>install the latest version of Java SE from <text:a xlink:type="simple" xlink:href="http://visualvm.dev.java.net/">http://java.sun.com/javase/downloads/index.jsp</text:a>. </text:p>
        </text:list-item>
      </text:list>
      <text:p text:style-name="P1">Add the bin subdirectory of the Java SE version, to the OS PATH variable.</text:p>
      <text:list text:style-name="L3" text:continue-numbering="true">
        <text:list-header>
          <text:p text:style-name="P6"/>
        </text:list-header>
      </text:list>
      <text:h text:style-name="Heading_20_3" text:outline-level="3">Instructions</text:h>
      <text:list text:style-name="L3">
        <text:list-item text:start-value="1">
          <text:p text:style-name="P9">Open a command line window and change directory to the Java2D demo directory:</text:p>
        </text:list-item>
      </text:list>
      <text:p text:style-name="P1">cd &lt;JDK install dir&gt;<text:span text:style-name="T1">/demo/jfc/Java2D</text:span></text:p>
      <text:list text:style-name="L3" text:continue-numbering="true">
        <text:list-item>
          <text:p text:style-name="P9">Run the Java2Demo with the following command line switches: </text:p>
        </text:list-item>
      </text:list>
      <text:p text:style-name="P1">java -client -verbose:gc -XX:+PrintGCTimeStamps -Xmx12m -Xms3m -Xmn1m <text:line-break/>-XX:MaxPermSize=3m -XX:PermSize=1m -jar Java2Demo.jar <text:s/></text:p>
      <text:list text:style-name="L3" text:continue-numbering="true">
        <text:list-item>
          <text:p text:style-name="P9">Observe the command line window for output after launching the applications. </text:p>
        </text:list-item>
        <text:list-item>
          <text:p text:style-name="P9">Use the <text:span text:style-name="T3">GC Output Interpretation Notes</text:span> below to interpret the output.</text:p>
        </text:list-item>
      </text:list>
      <text:h text:style-name="Heading_20_3" text:outline-level="3"><text:soft-page-break/>GC Output Interpretation Notes</text:h>
      <text:list text:style-name="L5">
        <text:list-item>
          <text:p text:style-name="P10">GC output contains lines such as this: <text:line-break/> 1.035: [GC 2898K-&gt;2407K(3388K), 0.0050878 secs] <text:line-break/>And this: <text:line-break/> 1.050: [Full GC 2407K-&gt;2407K(3388K), 0.0425842 secs] </text:p>
        </text:list-item>
      </text:list>
      <text:p text:style-name="P1">Each line of output indicates the garbage collector has done some work. These lines are interpreted as follows:</text:p>
      <text:list text:style-name="L6">
        <text:list-item>
          <text:p text:style-name="P13">The first column is the number of seconds the application had been running, That is, 1.035 would mean the application has been 1.035 seconds when the garbage collection event occurred. </text:p>
        </text:list-item>
        <text:list-item>
          <text:p text:style-name="P13">Inside the left '[' and right ']' is the GC activity. The label 'GC' indicates a minor, or young generation GC event type. If this label is 'Full GC', then the GC event type is a full GC event type. </text:p>
        </text:list-item>
        <text:list-item>
          <text:p text:style-name="P13">The first number after the GC event type, and before the '-&gt;' label is the amount of Java heap space, young generation space plus old generations space, being utilized at the time the GC event occurred, i.e. 2898K, where K indicates kilobytes. </text:p>
        </text:list-item>
        <text:list-item>
          <text:p text:style-name="P13">The number after the '-&gt;' is the amount of Java heap space being utilized after the GC event. In other words, if you take the different between the number to the left &amp; right of the '-&gt;', you will get the number of bytes reclaimed, or garbage collected. </text:p>
        </text:list-item>
        <text:list-item>
          <text:p text:style-name="P13">The number inside the '(' and ')' is the size of the overall Java heap space size, young generation space and old generation space, that is. (3008K) means 3008K of Java heap space has been allocated. </text:p>
        </text:list-item>
        <text:list-item>
          <text:p text:style-name="P13">The number after the ',' trailing the '(' and ')' is the amount of time it took to perform the GC event. <text:line-break/></text:p>
        </text:list-item>
      </text:list>
      <text:list text:style-name="L5" text:continue-numbering="true">
        <text:list-item>
          <text:p text:style-name="P5">If you observe an increasing trend over a period of time in number in either of the values to the left or right of the '-&gt;', then the old generation space is filling up.  An increasing trend that culminates in a Full GC, and tends to repeat itself thereafter is an indicator Java heap space sizing will improve the performance of the application. </text:p>
          <text:p text:style-name="P5"/>
        </text:list-item>
      </text:list>
      <text:p text:style-name="P2">Here's an example that illustrates the pattern: </text:p>
      <text:p text:style-name="P4">0.368: [GC 896K-&gt;410K(3008K), 0.0075630 secs] <text:line-break/>0.526: [GC 1305K-&gt;800K(3008K), 0.0075095 secs] <text:line-break/>0.581: [GC 1695K-&gt;1128K(3008K), 0.0047813 secs] <text:line-break/>0.644: [GC 2020K-&gt;1337K(3008K), 0.0026936 secs] <text:line-break/>0.678: [GC 2228K-&gt;1450K(3008K), 0.0026653 secs] <text:line-break/>0.758: [GC 2343K-&gt;1580K(3008K), 0.0024320 secs] <text:line-break/>0.916: [GC 2476K-&gt;1791K(3008K), 0.0052515 secs] <text:line-break/>0.980: [GC 2687K-&gt;2002K(3008K), 0.0036495 secs] <text:line-break/>1.035: [GC 2898K-&gt;2407K(3388K), 0.0050878 secs] <text:line-break/>1.050: [Full GC 2407K-&gt;2407K(3388K), 0.0425842 secs] <text:line-break/>1.134: [GC 3046K-&gt;2588K(4972K), 0.0026583 secs] <text:line-break/>1.161: [GC 3484K-&gt;3217K(4972K), 0.0050143 secs] <text:line-break/>1.210: [GC 3954K-&gt;3445K(4972K), 0.0033603 secs] <text:line-break/>1.252: [GC 4341K-&gt;3851K(4972K), 0.0042290 secs] <text:line-break/><text:soft-page-break/>1.306: [GC 4747K-&gt;4044K(4972K), 0.0043967 secs] <text:line-break/>1.416: [GC 4426K-&gt;4135K(5100K), 0.0023449 secs] <text:line-break/>1.420: [Full GC 4135K-&gt;4135K(5100K), 0.0410667 secs] <text:line-break/>2.000: [GC 5031K-&gt;4736K(7856K), 0.0065664 secs] <text:line-break/>2.081: [Full GC 4781K-&gt;4735K(7856K), 0.0397819 secs] <text:line-break/>2.832: [Full GC 5018K-&gt;4504K(8856K), 0.0454400 secs] <text:line-break/></text:p>
      <text:p text:style-name="P1">Notice that there's an increasing trend of Java heap space usage, culminating in a Full GC, then it repeats itself several times. Tuning Java heap spaces would likely help the performance of this application. </text:p>
      <text:list text:style-name="L5" text:continue-numbering="true">
        <text:list-item>
          <text:p text:style-name="P5">In the previous example output, notice the overall Java heap space, the number inside the '(' and ')' increases in several GC events. What is happening here is the old generation space after a GC event is above a preset threshold of available free Java heap space. As a result, the Java heap space is being re-sized to a larger value. <text:line-break/></text:p>
        </text:list-item>
        <text:list-item>
          <text:p text:style-name="P5">It is possible you might also see output that looks like the following: <text:line-break/>11.742: [Full GC[Unloading class sun.reflect.GeneratedMethodAccessor17] 5572K-&gt;5132K(9504K), 0.0574893 secs] </text:p>
          <text:p text:style-name="P5"/>
        </text:list-item>
      </text:list>
      <text:p text:style-name="P2">This output indicates a full GC event <text:s/>triggered by permanent generation space running out of space. The garbage collector unloads some unreferenced Java classes in an effort to reclaim permanent generation Java heap space. If sufficient space cannot be reclaimed, the JVM may re-size permanent generation space. If it cannot re-size to a larger needed space, it will throw an OutOfMemoryError. </text:p>
      <text:p text:style-name="P2"/>
      <text:p text:style-name="P2">It is also important to note that permanent generation space re-sizing / growing requires a Full GC event. Hence it is important to monitor permanent generation space usage. </text:p>
      <text:list text:style-name="L5" text:continue-numbering="true">
        <text:list-header>
          <text:p text:style-name="P5"/>
        </text:list-header>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asok</meta:initial-creator>
    <meta:creation-date>2008-06-26T11:17:04</meta:creation-date>
    <dc:creator>charlie hunt</dc:creator>
    <dc:date>2008-07-30T09:33:46</dc:date>
    <dc:language>en-US</dc:language>
    <meta:editing-cycles>18</meta:editing-cycles>
    <meta:editing-duration>PT9H38M47S</meta:editing-duration>
    <meta:user-defined meta:name="Info 1"/>
    <meta:user-defined meta:name="Info 2"/>
    <meta:user-defined meta:name="Info 3"/>
    <meta:user-defined meta:name="Info 4"/>
    <meta:document-statistic meta:table-count="0" meta:image-count="0" meta:object-count="0" meta:page-count="3" meta:paragraph-count="42" meta:word-count="889" meta:character-count="5466"/>
  </office:meta>
</office:document-meta>
</file>